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5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5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5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3" table:formula="of:=[.C5]-[.F5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Mens. 07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6]-[.F6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Mens. 08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7]-[.F7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7])" office:value-type="float" office:value="600" calcext:value-type="float">
            <text:p>6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5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 office:value-type="string" calcext:value-type="string">
            <text:p>/</text:p>
          </table:table-cell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6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0"/>
      <number:text> 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6">
      <number:text>- 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min-integer-digits="1"/>
    </number:number-style>
    <number:number-style style:name="N140P1" style:volatile="true">
      <number:number number:min-integer-digits="1"/>
    </number:number-style>
    <number:number-style style:name="N140">
      <number:text>- DM""""""""""""""""""""""""""""""""""""""""""""""""""</number:text>
      <style:map style:condition="value()&gt;0" style:apply-style-name="N140P0"/>
      <style:map style:condition="value()&lt;0" style:apply-style-name="N140P1"/>
    </number:number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">
      <style:text-properties fo:color="#ff0000"/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date-style style:name="N147">
      <number:month number:textual="true"/>
      <number:text> </number:text>
      <number:year/>
    </number:date-style>
    <number:date-style style:name="N148">
      <number:day number:style="long"/>
      <number:text>. </number:text>
      <number:month number:textual="true"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  <number:text> </number:text>
      <number:year/>
    </number:date-style>
    <number:number-style style:name="N152P0" style:volatile="true">
      <number:number number:decimal-places="2" number:min-decimal-places="2" number:min-integer-digits="1" number:grouping="true"/>
    </number:number-style>
    <number:number-style style:name="N15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2">
      <number:text>-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time-style style:name="N153">
      <number:minutes number:style="long"/>
      <number:text>:</number:text>
      <number:seconds number:style="long"/>
    </number:time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8">
      <number:text>R$-""""""""""""""""""""""""""""""""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6.594591120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6.5966133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1T14:07:56.920183851</dc:date>
    <meta:print-date>2019-12-18T13:30:11.329000000</meta:print-date>
    <dc:language>pt-PT</dc:language>
    <meta:editing-cycles>442</meta:editing-cycles>
    <meta:editing-duration>PT14H41M57S</meta:editing-duration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